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8f550b" officeooo:paragraph-rsid="0012ff2f"/>
    </style:style>
    <style:style style:name="P2" style:family="paragraph" style:parent-style-name="Text_20_body">
      <style:text-properties officeooo:rsid="010c887c" officeooo:paragraph-rsid="0012ff2f"/>
    </style:style>
    <style:style style:name="P3" style:family="paragraph" style:parent-style-name="Text_20_body">
      <style:text-properties officeooo:paragraph-rsid="0012ff2f"/>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officeooo:rsid="008e5951"/>
    </style:style>
    <style:style style:name="T2" style:family="text">
      <style:text-properties officeooo:rsid="0318ac73"/>
    </style:style>
    <style:style style:name="T3" style:family="text">
      <style:text-properties officeooo:rsid="03190dbe"/>
    </style:style>
    <style:style style:name="T4" style:family="text">
      <style:text-properties officeooo:rsid="00913ff6"/>
    </style:style>
    <style:style style:name="T5" style:family="text">
      <style:text-properties officeooo:rsid="00c7cc75"/>
    </style:style>
    <style:style style:name="T6" style:family="text">
      <style:text-properties officeooo:rsid="010a88ca"/>
    </style:style>
    <style:style style:name="T7" style:family="text">
      <style:text-properties officeooo:rsid="01607af0"/>
    </style:style>
    <style:style style:name="T8" style:family="text">
      <style:text-properties officeooo:rsid="0112b5c9"/>
    </style:style>
    <style:style style:name="T9" style:family="text">
      <style:text-properties officeooo:rsid="0014abf4"/>
    </style:style>
    <style:style style:name="T10" style:family="text">
      <style:text-properties officeooo:rsid="001676bc"/>
    </style:style>
    <style:style style:name="T11" style:family="text">
      <style:text-properties officeooo:rsid="0017c71e"/>
    </style:style>
    <style:style style:name="T12" style:family="text">
      <style:text-properties officeooo:rsid="001852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Search Reliability</text:p>
      <text:p text:style-name="Standard"/>
      <text:p text:style-name="P3"><text:span text:style-name="T1">Searching may not work as expected in all cases </text:span><text:span text:style-name="T2">primarily </text:span><text:span text:style-name="T1">due to different character set </text:span><text:span text:style-name="T3">in the search string</text:span><text:span text:style-name="T1"> and in </text:span><text:span text:style-name="T4">the </text:span><text:span text:style-name="T1">mails.</text:span></text:p>
      <text:p text:style-name="P3"><text:span text:style-name="T5">Base64 or “quoted-printable” </text:span><text:span text:style-name="T10">encoded </text:span><text:span text:style-name="T5">text content blocks and text attachments </text:span><text:span text:style-name="T12">in the email </text:span><text:span text:style-name="T5">are </text:span><text:span text:style-name="T6">first </text:span><text:span text:style-name="T5">decoded before </text:span><text:span text:style-name="T6">the </text:span><text:span text:style-name="T5">search to </text:span><text:span text:style-name="T2">avoid</text:span><text:span text:style-name="T5"> false negative results.</text:span></text:p>
      <text:p text:style-name="P2">Searching of the header fields is performed on the received <text:span text:style-name="T7">raw </text:span>data.</text:p>
      <text:p text:style-name="P3"><text:span text:style-name="T2">In most cases the </text:span><text:span text:style-name="T3">received</text:span><text:span text:style-name="T8"> mail data contain</text:span><text:span text:style-name="T2">s</text:span><text:span text:style-name="T8"> plain text and html text blocks. Both encode the same/</text:span><text:span text:style-name="T7">similar</text:span><text:span text:style-name="T8"> content. If the mail contains plain text blocks, only </text:span><text:span text:style-name="T3">the </text:span><text:span text:style-name="T8">plain text </text:span><text:span text:style-name="T3">blocks </text:span><text:span text:style-name="T8">will be searched. If the mail doesn’t contain any plain text blocks, the html text blocks will be searched.</text:span></text:p>
      <text:p text:style-name="P3"><text:span text:style-name="T5">False positive results may </text:span><text:span text:style-name="T2">sometimes </text:span><text:span text:style-name="T5">happen when searching text/html content blocks. <text:s/></text:span><text:span text:style-name="T2">MBox Viewer will attempt to extract text from html but</text:span><text:span text:style-name="T5"> </text:span><text:span text:style-name="T2">the </text:span><text:span text:style-name="T9">current text </text:span><text:span text:style-name="T2">extraction </text:span><text:span text:style-name="T3">solution </text:span><text:span text:style-name="T2">is not perfect due to simplistic but the low cpu overhead </text:span><text:span text:style-name="T3">approach</text:span><text:span text:style-name="T2">. </text:span></text:p>
      <text:p text:style-name="P3"><text:span text:style-name="T2">As mentioned already, the search string and mail text are not decoded to the same character set such as UTF8, so both false positive and false negative matches may </text:span><text:span text:style-name="T9">occur</text:span><text:span text:style-name="T2">. </text:span><text:span text:style-name="T3">Future releases will need to address this limitation by building separate database, upon user request, containing decoded and normalized mail text. Decoding and normalizing mail text is too expensive to do on the fly for large mail sets </text:span><text:span text:style-name="T10">and it was decided not to do this currently.</text:span></text:p>
      <text:p text:style-name="P1">If possible, <text:span text:style-name="T9">to minimize false positive and false negative matches, </text:span>use ASCII characters only to compose the search string. <text:span text:style-name="T10">Characters from extended ASCII or ANSI character set can also be used assuming all or most of the emails are encoded in one specific ASCII 8-bit extension </text:span><text:span text:style-name="T11">otherwise number of false positive matches may incre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Zbigniew Minciel</meta:initial-creator>
    <dc:date>2022-09-24T12:27:41.947000000</dc:date>
    <dc:creator>Zbigniew Minciel</dc:creator>
    <meta:editing-duration>PT7M34S</meta:editing-duration>
    <meta:editing-cycles>4</meta:editing-cycles>
    <meta:generator>LibreOffice/6.4.0.3$Windows_X86_64 LibreOffice_project/b0a288ab3d2d4774cb44b62f04d5d28733ac6df8</meta:generator>
    <meta:document-statistic meta:table-count="0" meta:image-count="0" meta:object-count="0" meta:page-count="1" meta:paragraph-count="8" meta:word-count="280" meta:character-count="1697" meta:non-whitespace-character-count="1423"/>
  </office:meta>
</office:document-meta>
</file>